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1" style:family="table-row">
      <style:table-row-properties style:min-row-height="8.202cm"/>
    </style:style>
    <style:style style:name="Tabla1.A1" style:family="table-cell">
      <style:table-cell-properties fo:padding="0.097cm" fo:border="4.5pt double-thin #666666"/>
    </style:style>
    <style:style style:name="Tabla13" style:family="table">
      <style:table-properties style:width="18.807cm" table:align="margins"/>
    </style:style>
    <style:style style:name="Tabla13.A" style:family="table-column">
      <style:table-column-properties style:column-width="9.403cm" style:rel-column-width="32767*"/>
    </style:style>
    <style:style style:name="Tabla13.B" style:family="table-column">
      <style:table-column-properties style:column-width="9.403cm" style:rel-column-width="32768*"/>
    </style:style>
    <style:style style:name="Tabla13.A1" style:family="table-cell">
      <style:table-cell-properties fo:padding="0.097cm" fo:border="none"/>
    </style:style>
    <style:style style:name="Tabla2" style:family="table">
      <style:table-properties style:width="18.807cm" table:align="margins"/>
    </style:style>
    <style:style style:name="Tabla2.A" style:family="table-column">
      <style:table-column-properties style:column-width="18.80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8.807cm" table:align="margins"/>
    </style:style>
    <style:style style:name="Tabla3.A" style:family="table-column">
      <style:table-column-properties style:column-width="9.403cm" style:rel-column-width="32767*"/>
    </style:style>
    <style:style style:name="Tabla3.B" style:family="table-column">
      <style:table-column-properties style:column-width="9.403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8.807cm" table:align="margins"/>
    </style:style>
    <style:style style:name="Tabla4.A" style:family="table-column">
      <style:table-column-properties style:column-width="6.269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5" style:family="table">
      <style:table-properties style:width="18.807cm" table:align="margins"/>
    </style:style>
    <style:style style:name="Tabla5.A" style:family="table-column">
      <style:table-column-properties style:column-width="18.80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8.807cm" table:align="margins"/>
    </style:style>
    <style:style style:name="Tabla6.A" style:family="table-column">
      <style:table-column-properties style:column-width="2.686cm" style:rel-column-width="9362*"/>
    </style:style>
    <style:style style:name="Tabla6.G" style:family="table-column">
      <style:table-column-properties style:column-width="2.686cm" style:rel-column-width="93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G1" style:family="table-cell">
      <style:table-cell-properties fo:padding="0.097cm" fo:border="0.05pt solid #000000"/>
    </style:style>
    <style:style style:name="Tabla13" style:family="table">
      <style:table-properties style:width="18.807cm" table:align="margins"/>
    </style:style>
    <style:style style:name="Tabla13.A" style:family="table-column">
      <style:table-column-properties style:column-width="9.403cm" style:rel-column-width="32767*"/>
    </style:style>
    <style:style style:name="Tabla13.B" style:family="table-column">
      <style:table-column-properties style:column-width="9.403cm" style:rel-column-width="32768*"/>
    </style:style>
    <style:style style:name="Tabla13.A1" style:family="table-cell">
      <style:table-cell-properties fo:padding="0.097cm" fo:border="none"/>
    </style:style>
    <style:style style:name="Tabla2" style:family="table">
      <style:table-properties style:width="18.807cm" table:align="margins"/>
    </style:style>
    <style:style style:name="Tabla2.A" style:family="table-column">
      <style:table-column-properties style:column-width="18.80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8.807cm" table:align="margins"/>
    </style:style>
    <style:style style:name="Tabla3.A" style:family="table-column">
      <style:table-column-properties style:column-width="9.403cm" style:rel-column-width="32767*"/>
    </style:style>
    <style:style style:name="Tabla3.B" style:family="table-column">
      <style:table-column-properties style:column-width="9.403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8.807cm" table:align="margins"/>
    </style:style>
    <style:style style:name="Tabla4.A" style:family="table-column">
      <style:table-column-properties style:column-width="6.269cm" style:rel-column-width="2184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5" style:family="table">
      <style:table-properties style:width="18.807cm" table:align="margins"/>
    </style:style>
    <style:style style:name="Tabla5.A" style:family="table-column">
      <style:table-column-properties style:column-width="18.80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8.807cm" table:align="margins"/>
    </style:style>
    <style:style style:name="Tabla6.A" style:family="table-column">
      <style:table-column-properties style:column-width="2.686cm" style:rel-column-width="9362*"/>
    </style:style>
    <style:style style:name="Tabla6.G" style:family="table-column">
      <style:table-column-properties style:column-width="2.686cm" style:rel-column-width="93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G1" style:family="table-cell">
      <style:table-cell-properties fo:padding="0.097cm" fo:border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9.001cm" style:rel-column-width="65535*"/>
    </style:style>
    <style:style style:name="Tabla7.A1" style:family="table-cell">
      <style:table-cell-properties fo:padding="0.097cm" fo:border="4.5pt double-thin #666666"/>
    </style:style>
    <style:style style:name="Tabla20" style:family="table">
      <style:table-properties style:width="18.807cm" table:align="margins"/>
    </style:style>
    <style:style style:name="Tabla20.A" style:family="table-column">
      <style:table-column-properties style:column-width="9.403cm" style:rel-column-width="32767*"/>
    </style:style>
    <style:style style:name="Tabla20.B" style:family="table-column">
      <style:table-column-properties style:column-width="9.403cm" style:rel-column-width="32768*"/>
    </style:style>
    <style:style style:name="Tabla20.A1" style:family="table-cell">
      <style:table-cell-properties fo:padding="0.097cm" fo:border="none"/>
    </style:style>
    <style:style style:name="Tabla8" style:family="table">
      <style:table-properties style:width="18.807cm" table:align="margins"/>
    </style:style>
    <style:style style:name="Tabla8.A" style:family="table-column">
      <style:table-column-properties style:column-width="18.80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8.807cm" table:align="margins"/>
    </style:style>
    <style:style style:name="Tabla9.A" style:family="table-column">
      <style:table-column-properties style:column-width="9.403cm" style:rel-column-width="32767*"/>
    </style:style>
    <style:style style:name="Tabla9.B" style:family="table-column">
      <style:table-column-properties style:column-width="9.403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10" style:family="table">
      <style:table-properties style:width="18.807cm" table:align="margins"/>
    </style:style>
    <style:style style:name="Tabla10.A" style:family="table-column">
      <style:table-column-properties style:column-width="6.269cm" style:rel-column-width="21845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1" style:family="table">
      <style:table-properties style:width="18.807cm" table:align="margins"/>
    </style:style>
    <style:style style:name="Tabla11.A" style:family="table-column">
      <style:table-column-properties style:column-width="18.80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8.807cm" table:align="margins"/>
    </style:style>
    <style:style style:name="Tabla12.A" style:family="table-column">
      <style:table-column-properties style:column-width="2.686cm" style:rel-column-width="9362*"/>
    </style:style>
    <style:style style:name="Tabla12.G" style:family="table-column">
      <style:table-column-properties style:column-width="2.686cm" style:rel-column-width="9363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G1" style:family="table-cell">
      <style:table-cell-properties fo:padding="0.097cm" fo:border="0.05pt solid #000000"/>
    </style:style>
    <style:style style:name="Tabla20" style:family="table">
      <style:table-properties style:width="18.807cm" table:align="margins"/>
    </style:style>
    <style:style style:name="Tabla20.A" style:family="table-column">
      <style:table-column-properties style:column-width="9.403cm" style:rel-column-width="32767*"/>
    </style:style>
    <style:style style:name="Tabla20.B" style:family="table-column">
      <style:table-column-properties style:column-width="9.403cm" style:rel-column-width="32768*"/>
    </style:style>
    <style:style style:name="Tabla20.A1" style:family="table-cell">
      <style:table-cell-properties fo:padding="0.097cm" fo:border="none"/>
    </style:style>
    <style:style style:name="Tabla8" style:family="table">
      <style:table-properties style:width="18.807cm" table:align="margins"/>
    </style:style>
    <style:style style:name="Tabla8.A" style:family="table-column">
      <style:table-column-properties style:column-width="18.80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8.807cm" table:align="margins"/>
    </style:style>
    <style:style style:name="Tabla9.A" style:family="table-column">
      <style:table-column-properties style:column-width="9.403cm" style:rel-column-width="32767*"/>
    </style:style>
    <style:style style:name="Tabla9.B" style:family="table-column">
      <style:table-column-properties style:column-width="9.403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10" style:family="table">
      <style:table-properties style:width="18.807cm" table:align="margins"/>
    </style:style>
    <style:style style:name="Tabla10.A" style:family="table-column">
      <style:table-column-properties style:column-width="6.269cm" style:rel-column-width="21845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1" style:family="table">
      <style:table-properties style:width="18.807cm" table:align="margins"/>
    </style:style>
    <style:style style:name="Tabla11.A" style:family="table-column">
      <style:table-column-properties style:column-width="18.80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8.807cm" table:align="margins"/>
    </style:style>
    <style:style style:name="Tabla12.A" style:family="table-column">
      <style:table-column-properties style:column-width="2.686cm" style:rel-column-width="9362*"/>
    </style:style>
    <style:style style:name="Tabla12.G" style:family="table-column">
      <style:table-column-properties style:column-width="2.686cm" style:rel-column-width="9363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G1" style:family="table-cell">
      <style:table-cell-properties fo:padding="0.097cm" fo:border="0.05pt solid #000000"/>
    </style:style>
    <style:style style:name="Tabla14" style:family="table">
      <style:table-properties style:width="19.001cm" table:align="margins"/>
    </style:style>
    <style:style style:name="Tabla14.A" style:family="table-column">
      <style:table-column-properties style:column-width="19.001cm" style:rel-column-width="65535*"/>
    </style:style>
    <style:style style:name="Tabla14.1" style:family="table-row">
      <style:table-row-properties style:min-row-height="8.202cm"/>
    </style:style>
    <style:style style:name="Tabla14.A1" style:family="table-cell">
      <style:table-cell-properties fo:padding="0.097cm" fo:border="4.5pt double-thin #666666"/>
    </style:style>
    <style:style style:name="Tabla21" style:family="table">
      <style:table-properties style:width="18.807cm" table:align="margins"/>
    </style:style>
    <style:style style:name="Tabla21.A" style:family="table-column">
      <style:table-column-properties style:column-width="9.403cm" style:rel-column-width="32767*"/>
    </style:style>
    <style:style style:name="Tabla21.B" style:family="table-column">
      <style:table-column-properties style:column-width="9.403cm" style:rel-column-width="32768*"/>
    </style:style>
    <style:style style:name="Tabla21.A1" style:family="table-cell">
      <style:table-cell-properties fo:padding="0.097cm" fo:border="none"/>
    </style:style>
    <style:style style:name="Tabla15" style:family="table">
      <style:table-properties style:width="18.807cm" table:align="margins"/>
    </style:style>
    <style:style style:name="Tabla15.A" style:family="table-column">
      <style:table-column-properties style:column-width="18.80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8.807cm" table:align="margins"/>
    </style:style>
    <style:style style:name="Tabla16.A" style:family="table-column">
      <style:table-column-properties style:column-width="9.403cm" style:rel-column-width="32767*"/>
    </style:style>
    <style:style style:name="Tabla16.B" style:family="table-column">
      <style:table-column-properties style:column-width="9.403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7" style:family="table">
      <style:table-properties style:width="18.807cm" table:align="margins"/>
    </style:style>
    <style:style style:name="Tabla17.A" style:family="table-column">
      <style:table-column-properties style:column-width="6.269cm" style:rel-column-width="21845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C1" style:family="table-cell">
      <style:table-cell-properties fo:padding="0.097cm" fo:border="0.05pt solid #000000"/>
    </style:style>
    <style:style style:name="Tabla18" style:family="table">
      <style:table-properties style:width="18.807cm" table:align="margins"/>
    </style:style>
    <style:style style:name="Tabla18.A" style:family="table-column">
      <style:table-column-properties style:column-width="18.807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8.807cm" table:align="margins"/>
    </style:style>
    <style:style style:name="Tabla19.A" style:family="table-column">
      <style:table-column-properties style:column-width="2.686cm" style:rel-column-width="9362*"/>
    </style:style>
    <style:style style:name="Tabla19.G" style:family="table-column">
      <style:table-column-properties style:column-width="2.686cm" style:rel-column-width="9363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G1" style:family="table-cell">
      <style:table-cell-properties fo:padding="0.097cm" fo:border="0.05pt solid #000000"/>
    </style:style>
    <style:style style:name="Tabla21" style:family="table">
      <style:table-properties style:width="18.807cm" table:align="margins"/>
    </style:style>
    <style:style style:name="Tabla21.A" style:family="table-column">
      <style:table-column-properties style:column-width="9.403cm" style:rel-column-width="32767*"/>
    </style:style>
    <style:style style:name="Tabla21.B" style:family="table-column">
      <style:table-column-properties style:column-width="9.403cm" style:rel-column-width="32768*"/>
    </style:style>
    <style:style style:name="Tabla21.A1" style:family="table-cell">
      <style:table-cell-properties fo:padding="0.097cm" fo:border="none"/>
    </style:style>
    <style:style style:name="Tabla15" style:family="table">
      <style:table-properties style:width="18.807cm" table:align="margins"/>
    </style:style>
    <style:style style:name="Tabla15.A" style:family="table-column">
      <style:table-column-properties style:column-width="18.80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8.807cm" table:align="margins"/>
    </style:style>
    <style:style style:name="Tabla16.A" style:family="table-column">
      <style:table-column-properties style:column-width="9.403cm" style:rel-column-width="32767*"/>
    </style:style>
    <style:style style:name="Tabla16.B" style:family="table-column">
      <style:table-column-properties style:column-width="9.403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7" style:family="table">
      <style:table-properties style:width="18.807cm" table:align="margins"/>
    </style:style>
    <style:style style:name="Tabla17.A" style:family="table-column">
      <style:table-column-properties style:column-width="6.269cm" style:rel-column-width="21845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C1" style:family="table-cell">
      <style:table-cell-properties fo:padding="0.097cm" fo:border="0.05pt solid #000000"/>
    </style:style>
    <style:style style:name="Tabla18" style:family="table">
      <style:table-properties style:width="18.807cm" table:align="margins"/>
    </style:style>
    <style:style style:name="Tabla18.A" style:family="table-column">
      <style:table-column-properties style:column-width="18.807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8.807cm" table:align="margins"/>
    </style:style>
    <style:style style:name="Tabla19.A" style:family="table-column">
      <style:table-column-properties style:column-width="2.686cm" style:rel-column-width="9362*"/>
    </style:style>
    <style:style style:name="Tabla19.G" style:family="table-column">
      <style:table-column-properties style:column-width="2.686cm" style:rel-column-width="9363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G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paragraph-rsid="0010b624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paragraph-rsid="00287af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paragraph-rsid="002a735c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650bd" officeooo:paragraph-rsid="001650bd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21e704" officeooo:paragraph-rsid="0021e704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87afa" officeooo:paragraph-rsid="002a735c" style:font-size-asian="12pt" style:font-size-complex="12pt"/>
    </style:style>
    <style:style style:name="P9" style:family="paragraph" style:parent-style-name="Standard">
      <style:text-properties officeooo:paragraph-rsid="0010b624"/>
    </style:style>
    <style:style style:name="P10" style:family="paragraph" style:parent-style-name="Table_20_Contents">
      <style:paragraph-properties fo:text-align="start" style:justify-single-word="false"/>
      <style:text-properties officeooo:paragraph-rsid="0010b624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paragraph-rsid="002ad91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officeooo:paragraph-rsid="002ad91d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e5105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6dbb3" style:font-size-asian="18pt" style:font-weight-asian="bold" style:font-size-complex="18pt" style:font-weight-complex="bold"/>
    </style:style>
    <style:style style:name="T4" style:family="text">
      <style:text-properties officeooo:rsid="00287afa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able:table table:name="Tabla13" table:style-name="Tabla13">
              <table:table-column table:style-name="Tabla13.A"/>
              <table:table-column table:style-name="Tabla13.B"/>
              <table:table-row>
                <table:table-cell table:style-name="Tabla13.A1" office:value-type="string">
                  <text:p text:style-name="P11"><text:s/></text:p>
                  <text:p text:style-name="P13"><text:span text:style-name="T1">VOUCHER </text:span><text:span text:style-name="T3">ALICANTE</text:span></text:p>
                </table:table-cell>
                <table:table-cell table:style-name="Tabla13.A1" office:value-type="string">
                  <text:p text:style-name="P7"><draw:frame draw:style-name="fr1" draw:name="gráficos1" text:anchor-type="as-char" svg:y="-0.129cm" svg:width="4.484cm" svg:height="1.663cm" draw:z-index="0"><draw:image xlink:href="https://enayunasfmboedo.files.wordpress.com/2012/07/suteba_logo_27-08-10.jpg" xlink:type="simple" xlink:show="embed" xlink:actuate="onLoad" draw:mime-type="image/jpeg"/></draw:frame></text:p>
                </table:table-cell>
              </table:table-row>
            </table:table>
            <text:p text:style-name="P1"/>
            <text:p text:style-name="P1">Nombre y Apellido:</text:p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p text:style-name="P6"><text:s/></text:p>
                </table:table-cell>
              </table:table-row>
            </table:table>
            <text:p text:style-name="P1">DNI <text:s text:c="83"/>Hotel </text:p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6"/>
                </table:table-cell>
                <table:table-cell table:style-name="Tabla3.B1" office:value-type="string">
                  <text:p text:style-name="P5">23 DE MAYO </text:p>
                </table:table-cell>
              </table:table-row>
            </table:table>
            <text:p text:style-name="P1">HAB <text:s text:c="55"/><text:span text:style-name="T4">FECHA INGRESO</text:span> <text:s text:c="26"/><text:span text:style-name="T4">FECHA EGRESO</text:span></text:p>
            <table:table table:name="Tabla4" table:style-name="Tabla4">
              <table:table-column table:style-name="Tabla4.A" table:number-columns-repeated="3"/>
              <table:table-row>
                <table:table-cell table:style-name="Tabla4.A1" office:value-type="string">
                  <text:p text:style-name="P6"/>
                </table:table-cell>
                <table:table-cell table:style-name="Tabla4.A1" office:value-type="string">
                  <text:p text:style-name="P6"/>
                </table:table-cell>
                <table:table-cell table:style-name="Tabla4.C1" office:value-type="string">
                  <text:p text:style-name="P6"/>
                </table:table-cell>
              </table:table-row>
            </table:table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1">Cantidad de Personas :</text:p>
                </table:table-cell>
              </table:table-row>
            </table:table>
            <text:p text:style-name="P3"><text:s text:c="10"/><text:span text:style-name="T4">DIA 1 <text:s text:c="13"/>DIA 2 <text:s text:c="15"/>DIA 3 <text:s text:c="14"/>DIA 4 <text:s text:c="14"/>DIA 5</text:span></text:p>
            <table:table table:name="Tabla6" table:style-name="Tabla6">
              <table:table-column table:style-name="Tabla6.A" table:number-columns-repeated="6"/>
              <table:table-column table:style-name="Tabla6.G"/>
              <table:table-row>
                <table:table-cell table:style-name="Tabla6.A1" office:value-type="string">
                  <text:p text:style-name="P1"/>
                </table:table-cell>
                <table:table-cell table:style-name="Tabla6.A1" office:value-type="string">
                  <text:p text:style-name="P1"/>
                </table:table-cell>
                <table:table-cell table:style-name="Tabla6.A1" office:value-type="string">
                  <text:p text:style-name="P1"/>
                </table:table-cell>
                <table:table-cell table:style-name="Tabla6.A1" office:value-type="string">
                  <text:p text:style-name="P1"/>
                </table:table-cell>
                <table:table-cell table:style-name="Tabla6.A1" office:value-type="string">
                  <text:p text:style-name="P1"/>
                </table:table-cell>
                <table:table-cell table:style-name="Tabla6.A1" office:value-type="string">
                  <text:p text:style-name="P1"/>
                </table:table-cell>
                <table:table-cell table:style-name="Tabla6.G1" office:value-type="string">
                  <text:p text:style-name="P1"/>
                </table:table-cell>
              </table:table-row>
            </table:table>
            <text:p text:style-name="P10"/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able:table table:name="Tabla20" table:style-name="Tabla20">
              <table:table-column table:style-name="Tabla20.A"/>
              <table:table-column table:style-name="Tabla20.B"/>
              <table:table-row>
                <table:table-cell table:style-name="Tabla20.A1" office:value-type="string">
                  <text:p text:style-name="P11"><text:s/></text:p>
                  <text:p text:style-name="P13"><text:span text:style-name="T1">VOUC</text:span><text:span text:style-name="T2">H</text:span><text:span text:style-name="T1">ER </text:span><text:span text:style-name="T3">ALICANTE</text:span></text:p>
                </table:table-cell>
                <table:table-cell table:style-name="Tabla20.A1" office:value-type="string">
                  <text:p text:style-name="P7"><draw:frame draw:style-name="fr1" draw:name="gráficos2" text:anchor-type="as-char" svg:y="-1.716cm" svg:width="4.484cm" svg:height="1.663cm" draw:z-index="1"><draw:image xlink:href="https://enayunasfmboedo.files.wordpress.com/2012/07/suteba_logo_27-08-10.jpg" xlink:type="simple" xlink:show="embed" xlink:actuate="onLoad" draw:mime-type="image/jpeg"/></draw:frame></text:p>
                </table:table-cell>
              </table:table-row>
            </table:table>
            <text:p text:style-name="P1"/>
            <text:p text:style-name="P1">Nombre y Apellido:</text:p>
            <table:table table:name="Tabla8" table:style-name="Tabla8">
              <table:table-column table:style-name="Tabla8.A"/>
              <table:table-row>
                <table:table-cell table:style-name="Tabla8.A1" office:value-type="string">
                  <text:p text:style-name="P6"/>
                </table:table-cell>
              </table:table-row>
            </table:table>
            <text:p text:style-name="P4">DNI <text:s text:c="83"/>Hotel </text:p>
            <table:table table:name="Tabla9" table:style-name="Tabla9">
              <table:table-column table:style-name="Tabla9.A"/>
              <table:table-column table:style-name="Tabla9.B"/>
              <table:table-row>
                <table:table-cell table:style-name="Tabla9.A1" office:value-type="string">
                  <text:p text:style-name="P6"/>
                </table:table-cell>
                <table:table-cell table:style-name="Tabla9.B1" office:value-type="string">
                  <text:p text:style-name="P5">23 DE MAYO </text:p>
                </table:table-cell>
              </table:table-row>
            </table:table>
            <text:p text:style-name="P3">HAB <text:s text:c="55"/><text:span text:style-name="T4">FECHA INGRESO</text:span> <text:s text:c="26"/><text:span text:style-name="T4">FECHA EGRESO</text:span></text:p>
            <table:table table:name="Tabla10" table:style-name="Tabla10">
              <table:table-column table:style-name="Tabla10.A" table:number-columns-repeated="3"/>
              <table:table-row>
                <table:table-cell table:style-name="Tabla10.A1" office:value-type="string">
                  <text:p text:style-name="P6"/>
                </table:table-cell>
                <table:table-cell table:style-name="Tabla10.A1" office:value-type="string">
                  <text:p text:style-name="P6"/>
                </table:table-cell>
                <table:table-cell table:style-name="Tabla10.C1" office:value-type="string">
                  <text:p text:style-name="P6"/>
                </table:table-cell>
              </table:table-row>
            </table:table>
            <table:table table:name="Tabla11" table:style-name="Tabla11">
              <table:table-column table:style-name="Tabla11.A"/>
              <table:table-row>
                <table:table-cell table:style-name="Tabla11.A1" office:value-type="string">
                  <text:p text:style-name="P1">Cantidad de Personas:</text:p>
                </table:table-cell>
              </table:table-row>
            </table:table>
            <text:p text:style-name="P4"><text:span text:style-name="T4"><text:s text:c="10"/>DIA 1</text:span> <text:s text:c="13"/><text:span text:style-name="T4">DIA 2 <text:s text:c="14"/>DIA 3 <text:s text:c="15"/>DIA4 <text:s text:c="14"/>DIA5</text:span></text:p>
            <table:table table:name="Tabla12" table:style-name="Tabla12">
              <table:table-column table:style-name="Tabla12.A" table:number-columns-repeated="6"/>
              <table:table-column table:style-name="Tabla12.G"/>
              <table:table-row>
                <table:table-cell table:style-name="Tabla12.A1" office:value-type="string">
                  <text:p text:style-name="P1"/>
                </table:table-cell>
                <table:table-cell table:style-name="Tabla12.A1" office:value-type="string">
                  <text:p text:style-name="P1"/>
                </table:table-cell>
                <table:table-cell table:style-name="Tabla12.A1" office:value-type="string">
                  <text:p text:style-name="P1"/>
                </table:table-cell>
                <table:table-cell table:style-name="Tabla12.A1" office:value-type="string">
                  <text:p text:style-name="P1"/>
                </table:table-cell>
                <table:table-cell table:style-name="Tabla12.A1" office:value-type="string">
                  <text:p text:style-name="P1"/>
                </table:table-cell>
                <table:table-cell table:style-name="Tabla12.A1" office:value-type="string">
                  <text:p text:style-name="P1"/>
                </table:table-cell>
                <table:table-cell table:style-name="Tabla12.G1" office:value-type="string">
                  <text:p text:style-name="P1"/>
                </table:table-cell>
              </table:table-row>
            </table:table>
            <text:p text:style-name="P1"><draw:line text:anchor-type="paragraph" draw:z-index="4" draw:name="Forma 3" draw:style-name="gr1" draw:text-style-name="P14" svg:x1="-0.391cm" svg:y1="-8.057cm" svg:x2="19.139cm" svg:y2="-8.057cm"><text:p/></draw:line></text:p>
          </table:table-cell>
        </table:table-row>
      </table:table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12"><text:s/></text:p>
                  <text:p text:style-name="P13"><text:span text:style-name="T1">VOUCHER </text:span><text:span text:style-name="T3">ALICANTE</text:span></text:p>
                </table:table-cell>
                <table:table-cell table:style-name="Tabla21.A1" office:value-type="string">
                  <text:p text:style-name="P7"><draw:frame draw:style-name="fr1" draw:name="Imagen1" text:anchor-type="as-char" svg:y="-1.425cm" svg:width="4.484cm" svg:height="1.663cm" draw:z-index="2"><draw:image xlink:href="https://enayunasfmboedo.files.wordpress.com/2012/07/suteba_logo_27-08-10.jpg" xlink:type="simple" xlink:show="embed" xlink:actuate="onLoad" draw:mime-type="image/jpeg"/></draw:frame></text:p>
                </table:table-cell>
              </table:table-row>
            </table:table>
            <text:p text:style-name="P2"/>
            <text:p text:style-name="P2">Nombre y Apellido </text:p>
            <table:table table:name="Tabla15" table:style-name="Tabla15">
              <table:table-column table:style-name="Tabla15.A"/>
              <table:table-row>
                <table:table-cell table:style-name="Tabla15.A1" office:value-type="string">
                  <text:p text:style-name="P6"/>
                </table:table-cell>
              </table:table-row>
            </table:table>
            <text:p text:style-name="P4">DNI <text:s text:c="83"/>Hotel </text:p>
            <table:table table:name="Tabla16" table:style-name="Tabla16">
              <table:table-column table:style-name="Tabla16.A"/>
              <table:table-column table:style-name="Tabla16.B"/>
              <table:table-row>
                <table:table-cell table:style-name="Tabla16.A1" office:value-type="string">
                  <text:p text:style-name="P6"/>
                </table:table-cell>
                <table:table-cell table:style-name="Tabla16.B1" office:value-type="string">
                  <text:p text:style-name="P5">23 DE MAYO</text:p>
                </table:table-cell>
              </table:table-row>
            </table:table>
            <text:p text:style-name="P2">HAB <text:s text:c="53"/><text:span text:style-name="T4">FECHA INGRESO <text:s text:c="28"/>FECHA EGRESO</text:span></text:p>
            <table:table table:name="Tabla17" table:style-name="Tabla17">
              <table:table-column table:style-name="Tabla17.A" table:number-columns-repeated="3"/>
              <table:table-row>
                <table:table-cell table:style-name="Tabla17.A1" office:value-type="string">
                  <text:p text:style-name="P6"/>
                </table:table-cell>
                <table:table-cell table:style-name="Tabla17.A1" office:value-type="string">
                  <text:p text:style-name="P6"/>
                </table:table-cell>
                <table:table-cell table:style-name="Tabla17.C1" office:value-type="string">
                  <text:p text:style-name="P6"/>
                </table:table-cell>
              </table:table-row>
            </table:table>
            <table:table table:name="Tabla18" table:style-name="Tabla18">
              <table:table-column table:style-name="Tabla18.A"/>
              <table:table-row>
                <table:table-cell table:style-name="Tabla18.A1" office:value-type="string">
                  <text:p text:style-name="P2">Cantidad de Personas:</text:p>
                </table:table-cell>
              </table:table-row>
            </table:table>
            <text:p text:style-name="P8"><text:s text:c="10"/>DIA 1 <text:s text:c="14"/>DIA 2 <text:s text:c="15"/>DIA 3 <text:s text:c="15"/>DIA 4 <text:s text:c="14"/>DIA 5</text:p>
            <table:table table:name="Tabla19" table:style-name="Tabla19">
              <table:table-column table:style-name="Tabla19.A" table:number-columns-repeated="6"/>
              <table:table-column table:style-name="Tabla19.G"/>
              <table:table-row>
                <table:table-cell table:style-name="Tabla19.A1" office:value-type="string">
                  <text:p text:style-name="P2"/>
                </table:table-cell>
                <table:table-cell table:style-name="Tabla19.A1" office:value-type="string">
                  <text:p text:style-name="P2"/>
                </table:table-cell>
                <table:table-cell table:style-name="Tabla19.A1" office:value-type="string">
                  <text:p text:style-name="P2"/>
                </table:table-cell>
                <table:table-cell table:style-name="Tabla19.A1" office:value-type="string">
                  <text:p text:style-name="P2"/>
                </table:table-cell>
                <table:table-cell table:style-name="Tabla19.A1" office:value-type="string">
                  <text:p text:style-name="P2"/>
                </table:table-cell>
                <table:table-cell table:style-name="Tabla19.A1" office:value-type="string">
                  <text:p text:style-name="P2"/>
                </table:table-cell>
                <table:table-cell table:style-name="Tabla19.G1" office:value-type="string">
                  <text:p text:style-name="P2"/>
                </table:table-cell>
              </table:table-row>
            </table:table>
            <text:p text:style-name="P10"><draw:line text:anchor-type="paragraph" draw:z-index="5" draw:name="Forma 1" draw:style-name="gr1" draw:text-style-name="P14" svg:x1="-0.121cm" svg:y1="-7.996cm" svg:x2="19.409cm" svg:y2="-7.996cm"><text:p/></draw:line></text:p>
          </table:table-cell>
        </table:table-row>
      </table:table>
      <text:p text:style-name="P9"><draw:line text:anchor-type="paragraph" draw:z-index="3" draw:name="Forma 2" draw:style-name="gr1" draw:text-style-name="P14" svg:x1="-0.109cm" svg:y1="0.284cm" svg:x2="19.421cm" svg:y2="0.284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8T08:45:30.04</meta:creation-date>
    <dc:date>2023-01-06T01:23:10.033296787</dc:date>
    <meta:editing-duration>PT15H28M44S</meta:editing-duration>
    <meta:editing-cycles>20</meta:editing-cycles>
    <meta:generator>LibreOffice/7.4.1.2$Linux_X86_64 LibreOffice_project/40$Build-2</meta:generator>
    <meta:print-date>2023-01-06T01:21:51.003548547</meta:print-date>
    <meta:document-statistic meta:table-count="21" meta:image-count="3" meta:object-count="0" meta:page-count="1" meta:paragraph-count="28" meta:word-count="83" meta:character-count="1099" meta:non-whitespace-character-count="335"/>
  </office:meta>
</office:document-meta>
</file>